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598cm"/>
    </style:style>
    <style:style style:name="Table5.G" style:family="table-column">
      <style:table-column-properties style:column-width="1.82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3.113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182cm"/>
    </style:style>
    <style:style style:name="Table6.3" style:family="table-row">
      <style:table-row-properties style:min-row-height="1.52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/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2">PAN Number </text:p>
            <text:p text:style-name="P12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1"><text:placeholder text:placeholder-type="text">&lt;o.partner_id and o.partner_id.ce_rc or ''&gt;</text:placeholder></text:span></text:p>
            <text:p text:style-name="P4">:<text:span text:style-name="T1"><text:placeholder text:placeholder-type="text">&lt;o.partner_id and o.partner_id.ecc or ''&gt;</text:placeholder></text:span></text:p>
            <text:p text:style-name="P4">:<text:span text:style-name="T1"><text:placeholder text:placeholder-type="text">&lt;o.partner_id and o.partner_id.pan_tin or ''&gt;</text:placeholder></text:span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2"><text:placeholder text:placeholder-type="text">&lt;get_pan(o)&gt;</text:placeholder> </text:p>
            <text:p text:style-name="P12"><text:placeholder text:placeholder-type="text">&lt;get_cst(o)&gt;</text:placeholder> </text:p>
            <text:p text:style-name="P16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2"><text:placeholder text:placeholder-type="text">&lt;c(o)&gt;</text:placeholder> <text:placeholder text:placeholder-type="text">&lt;o.cons_loca and o.cons_loca.cst or ''&gt;</text:placeholder></text:p>
            <text:p text:style-name="P1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3">Transporter : <text:placeholder text:placeholder-type="text">&lt;o.delivery_order_id and o.delivery_order_id.transporter or ''&gt;</text:placeholder></text:p>
            <text:p text:style-name="P13">Truck No : <text:placeholder text:placeholder-type="text">&lt;o.delivery_order_id and o.delivery_order_id.truck or ''&gt;</text:placeholder></text:p>
            <text:p text:style-name="P13">Booked To : <text:placeholder text:placeholder-type="text">&lt;o.booked_to or ''&gt;</text:placeholder></text:p>
            <text:p text:style-name="P13">Date &amp; Time of</text:p>
            <text:p text:style-name="P13">Prep. Of Inv: <text:placeholder text:placeholder-type="text">&lt;o.inv_date_as_char&gt;</text:placeholder></text:p>
            <text:p text:style-name="P13">Rem. Of Goods : <text:placeholder text:placeholder-type="text">&lt;o.inv_date_as_char&gt;</text:placeholder></text:p>
            <text:p text:style-name="P13">LR Number : <text:placeholder text:placeholder-type="text">&lt;o.lr_no or ''&gt;</text:placeholder></text:p>
            <text:p text:style-name="P1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/text:p>
            <text:p text:style-name="P4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/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Gross Amount</text:p>
            <text:p text:style-name="P10"/>
            <text:p text:style-name="P10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<text:soft-page-break/>0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/>
            <text:p text:style-name="P13"><text:s text:c="4"/>BATCH NO(S):</text:p>
            <text:p text:style-name="P13"><text:s text:c="11"/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3"/>
            <text:p text:style-name="P13"/>
            <text:p text:style-name="P13"><text:s text:c="3"/><text:placeholder text:placeholder-type="text">&lt;o.other_info or ''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  <text:p text:style-name="P4">Duty Payable U/R 8</text:p>
          </table:table-cell>
          <table:table-cell table:style-name="Table6.A1" office:value-type="string">
            <text:p text:style-name="P13"/>
            <text:p text:style-name="P13"/>
            <text:p text:style-name="P13"/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0T12:43:58</dc:date>
    <meta:editing-duration>P2DT10H23M57S</meta:editing-duration>
    <meta:editing-cycles>360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6" meta:word-count="418" meta:character-count="4399" meta:non-whitespace-character-count="3934"/>
  </office:meta>
</office:document-meta>
</file>